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16688057272799907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554604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561684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56524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00066023641186017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638886727749747608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7537606263937528106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196712810633782304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50435269504383356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917899843926079298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55416423425827843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"><text:soft-page-break/>Sat March 30, 2019 <text:s/><text:span text:style-name="T2">no running</text:span> <text:s/></text:p>
      <text:p text:style-name="P2"/>
      <text:p text:style-name="P1">Sun March 31, <text:s/>2019 <text:span text:style-name="T2">5.25 miles </text:span></text:p>
      <text:p text:style-name="P1"><text:span text:style-name="T2">Run:</text:span> I ran 5 miles on hilly roads in California MD.</text:p>
      <text:p text:style-name="P1">Mile splits: <text:s/>8:46, 8:43, 8:24, 8:21, 8:22 <text:s/>Average pace: 8:31/mile</text:p>
      <text:p text:style-name="P1">Sum of ascents along the course is about 203 feet as measured from Google Earth. This was a tough run.</text:p>
      <text:p text:style-name="P2">Warm down: <text:span text:style-name="T3">seven minutes of walking</text:span></text:p>
      <text:p text:style-name="P1"/>
      <text:p text:style-name="P2"><text:span text:style-name="T3">Mon May 1, 2019 </text:span>4 miles <text:span text:style-name="T3">I am feeling tired from yesterday's run.</text:span></text:p>
      <text:p text:style-name="P2">Run and walk: <text:span text:style-name="T3">I walked about 0.13 miles at the beginning of each ½ mile and covered 4 miles averaging 12:00/mile.</text:span></text:p>
      <text:p text:style-name="P1"/>
      <text:p text:style-name="P1">Tues May 2, 2019 <text:span text:style-name="T2">5 miles</text:span> <text:s/></text:p>
      <text:p text:style-name="P2">Run and walk: <text:span text:style-name="T3">I walked about 0.13 miles at the beginning of each ½ mile and covered 5 miles averaging 11:30/mile.</text:span></text:p>
      <text:p text:style-name="P1"/>
      <text:p text:style-name="P2"><text:span text:style-name="T3">Wed May 3, 2019 </text:span>5 miles</text:p>
      <text:p text:style-name="P2">Run: <text:span text:style-name="T3">I ran</text:span> <text:span text:style-name="T3">the same 5 mile course as I did 3 days ago only today I took it easy and averaged 10:30/mile. I have been feeling tired lately.</text:span></text:p>
      <text:p text:style-name="P2"><text:span text:style-name="T3"/></text:p>
      <text:p text:style-name="P2"><text:span text:style-name="T3">Thur May 4, 2019 </text:span>4.15 miles</text:p>
      <text:p text:style-name="P1">I ran 1 mile in about 10:30 and rested 7 minutes. Then I ran 3.15 miles averaging 10:15/mile on slightly hilly road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4T15:35:20.50</dc:date>
    <dc:creator>James  Lombardi</dc:creator>
    <meta:editing-duration>P8DT7H26M40S</meta:editing-duration>
    <meta:editing-cycles>738</meta:editing-cycles>
    <meta:generator>OpenOffice/4.1.2$Win32 OpenOffice.org_project/412m3$Build-9782</meta:generator>
    <meta:document-statistic meta:table-count="0" meta:image-count="0" meta:object-count="0" meta:page-count="27" meta:paragraph-count="714" meta:word-count="9103" meta:character-count="45560"/>
  </office:meta>
</office:document-meta>
</file>